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style:text-underline-style="solid" style:text-underline-width="auto" style:text-underline-color="font-color" fo:font-weight="bold" officeooo:rsid="0000f583" officeooo:paragraph-rsid="0000f583" style:font-weight-asian="bold" style:font-weight-complex="bold"/>
    </style:style>
    <style:style style:name="P2" style:family="paragraph" style:parent-style-name="Standard">
      <style:text-properties fo:language="fr" fo:country="FR" style:text-underline-style="none" fo:font-weight="normal" officeooo:rsid="0000f583" officeooo:paragraph-rsid="0000f583" style:font-weight-asian="normal" style:font-weight-complex="normal"/>
    </style:style>
    <style:style style:name="P3" style:family="paragraph" style:parent-style-name="Standard">
      <style:text-properties fo:language="fr" fo:country="FR" style:text-underline-style="none" fo:font-weight="normal" officeooo:rsid="0001d2e7" officeooo:paragraph-rsid="0001d2e7" style:font-weight-asian="normal" style:font-weight-complex="normal"/>
    </style:style>
    <style:style style:name="P4" style:family="paragraph" style:parent-style-name="Standard">
      <style:text-properties fo:language="fr" fo:country="FR" style:text-underline-style="none" fo:font-weight="normal" officeooo:rsid="0003ce95" officeooo:paragraph-rsid="0003ce95" style:font-weight-asian="normal" style:font-weight-complex="normal"/>
    </style:style>
    <style:style style:name="P5" style:family="paragraph" style:parent-style-name="Standard">
      <style:text-properties fo:language="zxx" fo:country="none" style:text-underline-style="none" fo:font-weight="normal" officeooo:rsid="0000f583" officeooo:paragraph-rsid="0000f583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officeooo:rsid="0003ce95" officeooo:paragraph-rsid="0003ce95"/>
    </style:style>
    <style:style style:name="T1" style:family="text">
      <style:text-properties fo:language="fr" fo:country="FR"/>
    </style:style>
    <style:style style:name="T2" style:family="text">
      <style:text-properties style:text-position="super 58%"/>
    </style:style>
    <style:style style:name="T3" style:family="text">
      <style:text-properties fo:color="#a7ec21" style:font-name="Courier New" fo:font-size="10pt" style:font-size-asian="10pt" fo:background-color="#323232"/>
    </style:style>
    <style:style style:name="T4" style:family="text">
      <style:text-properties fo:color="#52ca11" style:font-name="Courier New" fo:font-size="10pt" style:font-size-asian="10pt" fo:background-color="#323232"/>
    </style:style>
    <style:style style:name="T5" style:family="text">
      <style:text-properties fo:color="#17c6a3" style:font-name="Courier New" fo:font-size="10pt" style:font-size-asian="10pt" fo:background-color="#323232"/>
    </style:style>
    <style:style style:name="T6" style:family="text">
      <style:text-properties fo:color="#17c6a3" style:font-name="Courier New" fo:font-size="10pt" fo:font-style="italic" style:font-size-asian="10pt" style:font-style-asian="italic" fo:background-color="#323232"/>
    </style:style>
    <style:style style:name="T7" style:family="text">
      <style:text-properties fo:color="#d9e8f7" style:font-name="Courier New" fo:font-size="10pt" style:font-size-asian="10pt" fo:background-color="#323232"/>
    </style:style>
    <style:style style:name="T8" style:family="text">
      <style:text-properties officeooo:rsid="0003ce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CIPE :</text:p>
      <text:p text:style-name="P2">On passe dans un input de type file, un fichier (image) à upload. On reçoit l’image dans la Servlet appelée par le formulaire.</text:p>
      <text:p text:style-name="P2"/>
      <text:p text:style-name="P2">On récupère l’image dans un objet de type Part avec un getPart(…) et on le place dans un InputStream.</text:p>
      <text:p text:style-name="P2">On envoie le nom de l’image dans l’objet associé puis en BDD.</text:p>
      <text:p text:style-name="P2">On déclare 2 objets de type File : le premier qui va recevoir l’adresse voulue et la 2<text:span text:style-name="T2">e</text:span> qui sera un new File(adresse, nomFichier).</text:p>
      <text:p text:style-name="P2">On peut faire un adresse.mkdir() pour vérifier si le répertoire de destination existe, sinon il sera créé.</text:p>
      <text:p text:style-name="P2">On peut vérifier s’il n’y a eu aucun fichier de chargé (nomFichier.isEmpty), sinon on le copie dans le répertoire de destination.</text:p>
      <text:p text:style-name="P2"/>
      <text:p text:style-name="P3">Pour afficher l’image voulu<text:span text:style-name="T8">e</text:span> on utilise une Servlet avec une méthode doGet et des paramètres <text:span text:style-name="T8">d’entrée :</text:span></text:p>
      <text:p text:style-name="P4">On peut mettre le nom de l’image et le répertoire attribués (récupérés dans la BDD avant) à l’objet en question :</text:p>
      <text:p text:style-name="P5"><text:span text:style-name="T3">src</text:span><text:span text:style-name="T4">=</text:span><text:span text:style-name="T5">"</text:span><text:span text:style-name="T7">${pageContext.request.contextPath}</text:span><text:span text:style-name="T6">/ServletAffichageImage?nomImage=</text:span><text:span text:style-name="T7">${articleEnchere.urlImage}</text:span><text:span text:style-name="T6">&amp;idArticle=</text:span><text:span text:style-name="T7">${articleEnchere.id}</text:span><text:span text:style-name="T6">&amp;categorie=</text:span><text:span text:style-name="T7">${articleEnchere.categorie.id}</text:span><text:span text:style-name="T5">"</text:span></text:p>
      <text:p text:style-name="Standard"><text:span text:style-name="T1"/></text:p>
      <text:p text:style-name="P6"><text:span text:style-name="T1">Dans la Servlet on va recevoir tous les paramètres avec un getParameter.</text:span></text:p>
      <text:p text:style-name="P6"><text:span text:style-name="T1">On déclare un objet de type DataOutput.</text:span></text:p>
      <text:p text:style-name="P6"><text:span text:style-name="T1">On indique le chemin d’accès de l’image à afficher dans un objet de type File et le met dans un InputStream.</text:span></text:p>
      <text:p text:style-name="P6"><text:span text:style-name="T1"/></text:p>
      <text:p text:style-name="P6"><text:span text:style-name="T1">On peut ainsi lire l’image en la recevant dans le DataOutput et on l’écr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12-16T09:36:02.528000000</dc:date>
    <meta:editing-duration>PT11M57S</meta:editing-duration>
    <meta:editing-cycles>2</meta:editing-cycles>
    <meta:document-statistic meta:table-count="0" meta:image-count="0" meta:object-count="0" meta:page-count="1" meta:paragraph-count="14" meta:word-count="211" meta:character-count="1343" meta:non-whitespace-character-count="1146"/>
  </office:meta>
</office:document-meta>
</file>